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898">
            <text:p>89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1:Tabelle1.A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6">26.04.2022</text:date>, <text:time>16:4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16:32:51.97</meta:creation-date>
    <dc:date>2022-04-26T16:43:10.62</dc:date>
    <meta:editing-duration>PT10M20S</meta:editing-duration>
    <meta:editing-cycles>1</meta:editing-cycles>
    <meta:document-statistic meta:table-count="3" meta:cell-count="41" meta:object-count="0"/>
    <meta:generator>OpenOffice/4.1.7$Win32 OpenOffice.org_project/417m1$Build-9800</meta:generator>
  </office:meta>
</office:document-meta>
</file>